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7cm" fo:min-width="3.75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469cm" fo:min-width="3.75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469cm" fo:min-width="5.981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445cm" svg:height="1.906cm" svg:x="8.302cm" svg:y="2.269cm">
          <text:p text:style-name="P1">Varia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4.445cm" svg:height="1.905cm" svg:x="1.635cm" svg:y="7.032cm">
          <text:p text:style-name="P1">ident: Id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6.667cm" svg:height="1.905cm" svg:x="13.065cm" svg:y="7.032cm">
          <text:p text:style-name="P1">data_addr: usiz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4.445cm" svg:height="1.905cm" svg:x="7.35cm" svg:y="7.032cm">
          <text:p text:style-name="P1">value: Liter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3.857cm" svg:y1="7.032cm" svg:x2="10.524cm" svg:y2="4.175cm" draw:start-shape="id1" draw:start-glue-point="0" draw:end-shape="id2" draw:end-glue-point="2" svg:d="M3857 7032v-1428h6667v-1429" svg:viewBox="0 0 6668 2858">
          <text:p/>
        </draw:connector>
        <draw:connector draw:style-name="gr4" draw:text-style-name="P1" draw:layer="layout" svg:x1="9.572cm" svg:y1="7.032cm" svg:x2="10.524cm" svg:y2="4.175cm" draw:start-shape="id3" draw:start-glue-point="0" draw:end-shape="id2" draw:end-glue-point="2" svg:d="M9572 7032v-1428h952v-1429" svg:viewBox="0 0 953 2858">
          <text:p/>
        </draw:connector>
        <draw:connector draw:style-name="gr4" draw:text-style-name="P1" draw:layer="layout" svg:x1="16.398cm" svg:y1="7.032cm" svg:x2="10.524cm" svg:y2="4.175cm" draw:start-shape="id4" draw:start-glue-point="0" draw:end-shape="id2" draw:end-glue-point="2" svg:d="M16398 7032v-1428h-5874v-1429" svg:viewBox="0 0 5875 2858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1:56:39.251740997</meta:creation-date>
    <dc:date>2022-12-06T12:00:04.766719986</dc:date>
    <meta:editing-duration>PT3M25S</meta:editing-duration>
    <meta:editing-cycles>1</meta:editing-cycles>
    <meta:document-statistic meta:object-count="7"/>
    <meta:generator>LibreOffice/7.4.3.2$Linux_X86_64 LibreOffice_project/40$Build-2</meta:generator>
  </office:meta>
</office:document-meta>
</file>